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P1" style:family="paragraph">
      <style:paragraph-properties fo:text-align="end"/>
      <style:text-properties style:text-line-through-style="none" fo:font-family="'Arial Black'" style:font-style-name="Regular" style:font-family-generic="swiss" style:font-pitch="variable" fo:font-size="24pt" fo:font-style="normal" style:text-underline-style="none" fo:font-weight="900"/>
    </style:style>
    <style:style style:name="P2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3" style:family="paragraph">
      <style:text-properties fo:font-family="'Arial Black'" style:font-family-generic="swiss" style:font-pitch="variable" fo:font-weight="bold" style:font-weight-asian="bold" style:font-weight-complex="bold"/>
    </style:style>
    <style:style style:name="T1" style:family="text">
      <style:text-properties fo:font-family="'Arial Black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textarea form:name="titre" form:control-implementation="ooo:com.sun.star.form.component.TextField" xml:id="control1" form:id="control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escription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prix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control draw:style-name="standard" draw:text-style-name="P1" draw:layer="controls" svg:width="15.8cm" svg:height="2.7cm" svg:x="4.2cm" svg:y="1.4cm" draw:control="control1"/>
        <draw:control draw:style-name="standard" draw:text-style-name="P2" draw:layer="controls" svg:width="19cm" svg:height="6cm" svg:x="1cm" svg:y="5.2cm" draw:control="control2"/>
        <draw:frame draw:style-name="gr1" draw:text-style-name="P3" draw:layer="layout" svg:width="2.9cm" svg:height="1.145cm" svg:x="14.1cm" svg:y="11.5cm">
          <draw:text-box>
            <text:p><text:span text:style-name="T1">Prix :</text:span></text:p>
          </draw:text-box>
        </draw:frame>
        <draw:control draw:style-name="standard" draw:text-style-name="P2" draw:layer="controls" svg:width="3.2cm" svg:height="1.3cm" svg:x="16.5cm" svg:y="11.5cm" draw:control="control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T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ng Freecss</meta:initial-creator>
    <meta:creation-date>2017-04-11T00:50:25.36</meta:creation-date>
    <dc:date>2017-04-11T01:43:44.16</dc:date>
    <dc:creator>Ging Freecss</dc:creator>
    <meta:editing-duration>PT28M48S</meta:editing-duration>
    <meta:editing-cycles>7</meta:editing-cycles>
    <meta:generator>OpenOffice/4.1.3$Win32 OpenOffice.org_project/413m1$Build-9783</meta:generator>
    <meta:document-statistic meta:object-count="4"/>
  </office:meta>
</office:document-meta>
</file>